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04e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1">The repository is about the internal workings of web browsers, and aims to help the user make better decisions and know the reasons behind development best practices of these widely used software. It seeks to provide insight on the process of browsing as well as make the user aware of other browsers available in the mark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5:59:02.833708906</meta:creation-date>
    <dc:date>2016-03-13T16:07:03.914098049</dc:date>
    <meta:editing-duration>PT4M1S</meta:editing-duration>
    <meta:editing-cycles>3</meta:editing-cycles>
    <meta:generator>LibreOffice/4.2.8.2$Linux_X86_64 LibreOffice_project/420m0$Build-2</meta:generator>
    <meta:document-statistic meta:table-count="0" meta:image-count="0" meta:object-count="0" meta:page-count="1" meta:paragraph-count="1" meta:word-count="56" meta:character-count="326" meta:non-whitespace-character-count="270"/>
  </office:meta>
</office:document-meta>
</file>